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September 29, 2021 (02:12: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8:12:36Z</meta:creation-date>
    <dc:date>2021-09-29T18:12:36Z</dc:date>
    <meta:user-defined meta:name="date" meta:value-type="string">September  29, 2021 (02:12: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